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Controller.getPerson( @ PathVariable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ontroller.PersonController( PersonDao person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